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family="宋体" fo:font-weight="bold"/>
    </style:style>
    <style:style style:name="T45" style:family="text">
      <style:text-properties fo:font-family="宋体" fo:font-size="10.000000000000000pt"/>
    </style:style>
    <style:style style:name="T46" style:family="text">
      <style:text-properties fo:font-family="仿宋" fo:font-size="12.000000000000000pt"/>
    </style:style>
    <style:style style:name="T47" style:family="text">
      <style:text-properties fo:font-family="Sans" fo:font-size="9.000000000000000pt"/>
    </style:style>
    <style:style style:name="T48" style:family="text">
      <style:text-properties fo:font-family="仿宋" fo:font-size="11.000000000000000pt"/>
    </style:style>
    <style:style style:name="T49" style:family="text">
      <style:text-properties fo:font-family="仿宋" fo:font-size="10.000000000000000pt"/>
    </style:style>
    <style:style style:name="T50" style:family="text">
      <style:text-properties fo:font-family="仿宋" fo:font-size="9.000000000000000pt"/>
    </style:style>
    <style:style style:name="T51" style:family="text">
      <style:text-properties fo:font-size="16.000000000000000pt"/>
    </style:style>
    <style:style style:name="T52" style:family="text">
      <style:text-properties fo:font-size="14.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8">WPS保存的word文档中显示段落样式singleLevel 方式问题</text:span></text:h>
      <text:p text:style-name="P6"/>
      <text:p text:style-name="P6"><text:span text:style-name="T8">KoTextLoader::loadText <text:s text:c="59"/>KoTextLoader.cpp <text:s text:c="2"/>1106</text:span></text:p>
      <text:p text:style-name="P6"><text:span text:style-name="T8">KoTextLoader::loadSpan <text:s text:c="58"/>KoTextLoader.cpp <text:s text:c="2"/>1164</text:span></text:p>
      <text:p text:style-name="P6"><text:span text:style-name="T8">KoTextLoader::loadSpan <text:s text:c="57"/>KoTextLoader.cpp <text:s text:c="2"/>1191</text:span></text:p>
      <text:p text:style-name="P6"><text:span text:style-name="T8">KoTextLoader::loadParagraph <text:s text:c="50"/>KoTextLoader.cpp <text:s text:c="2"/>574<text:s/></text:span></text:p>
      <text:p text:style-name="P6"><text:span text:style-name="T8">KoTextLoader::loadBody <text:s text:c="57"/>KoTextLoader.cpp <text:s text:c="2"/>407<text:s/></text:span></text:p>
      <text:p text:style-name="P6"><text:span text:style-name="T8">KWOdfLoader::load <text:s text:c="64"/>KWOdfLoader.cpp <text:s text:c="3"/>271<text:s/></text:span></text:p>
      <text:p text:style-name="P6"><text:span text:style-name="T8">KWDocument::loadOd <text:s text:c="59"/>KWDocument.cpp <text:s text:c="4"/>709<text:s/></text:span></text:p>
      <text:p text:style-name="P6"><text:span text:style-name="T8">KoDocument::loadOasisFromStore <text:s text:c="43"/>KoDocument.cpp <text:s text:c="4"/>2207</text:span></text:p>
      <text:p text:style-name="P6"><text:span text:style-name="T8">KoDocument::loadNativeFormatFromStoreInternal <text:s text:c="21"/>KoDocument.cpp <text:s text:c="4"/>2066</text:span></text:p>
      <text:p text:style-name="P6"><text:span text:style-name="T8">KoDocument::loadNativeFormatFromStore <text:s text:c="32"/>KoDocument.cpp <text:s text:c="4"/>2005</text:span></text:p>
      <text:p text:style-name="P6"><text:span text:style-name="T8">KoDocument::loadNativeFormat <text:s text:c="46"/>KoDocument.cpp <text:s text:c="4"/>1982</text:span></text:p>
      <text:p text:style-name="P6"><text:span text:style-name="T8">KoDocument::openFile <text:s text:c="59"/>KoDocument.cpp <text:s text:c="4"/>1746</text:span></text:p>
      <text:p text:style-name="P6"><text:span text:style-name="T8">KoDocument::Private::openFile <text:s text:c="47"/>KoDocument.h <text:s text:c="6"/>1012</text:span></text:p>
      <text:p text:style-name="P6"><text:span text:style-name="T8">KoDocument::Private::openLocalFile <text:s text:c="40"/>KoDocument.h <text:s text:c="6"/>1037</text:span></text:p>
      <text:p text:style-name="P6"><text:span text:style-name="T8">KoDocument::openUrlInternal <text:s text:c="49"/>KoDocument.cpp <text:s text:c="4"/>3021</text:span></text:p>
      <text:p text:style-name="P6"><text:span text:style-name="T8">KoDocument::openUrl <text:s text:c="60"/>KoDocument.cpp <text:s text:c="4"/>1371</text:span></text:p>
      <text:p text:style-name="P6"/>
      <text:p text:style-name="P6"><text:span text:style-name="T8">//singleLevel <text:s text:c="5"/>- specifies a format with only on level</text:span></text:p>
      <text:p text:style-name="P6"><text:span text:style-name="T8">//multiLevel <text:s text:c="6"/>- specifies a list of multiple levels, each of the same kind (bullets or level text)</text:span></text:p>
      <text:p text:style-name="P6"><text:span text:style-name="T8">//hybridMultiLevel - specifies a list of multiple levels, each of a potentially different kind (bullets or level text)</text:span></text:p>
      <text:p text:style-name="P6"><text:span text:style-name="T8">//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8">void KoTextLoader::loadHeading(const KoXmlElement &amp;element, QTextCursor &amp;cursor)</text:span></text:p>
      <text:p text:style-name="P6"><text:span text:style-name="T8">{</text:span></text:p>
      <text:p text:style-name="P6"><text:span text:style-name="T8"><text:s text:c="6"/>//设置了显示层次text:display-levels</text:span></text:p>
      <text:p text:style-name="P6"><text:span text:style-name="T8"><text:s text:c="5"/>d-&gt;styleManager-&gt;defaultOutlineStyle(display_levels.toInt())-&gt;clone();</text:span></text:p>
      <text:p text:style-name="P6"><text:span text:style-name="T8">}</text:span></text:p>
      <text:p text:style-name="P6"/>
      <text:p text:style-name="P6"/>
      <text:h text:outline-level="3" text:style-name="P12"><text:span text:style-name="T8">显示文档中，段落前缀错误</text:span></text:h>
      <text:p text:style-name="P6"><text:span text:style-name="T8">(1)错误1</text:span></text:p>
      <text:p text:style-name="P6"/>
      <text:p text:style-name="P6"><text:span text:style-name="T8">paragraphStyle = d-&gt;styleManager-&gt;defaultParagraphStyle();使用了默认的前后缀，导致读取的信息被修改</text:span></text:p>
      <text:p text:style-name="P6"/>
      <text:p text:style-name="P6"><text:span text:style-name="T8"><text:s text:c="2"/>在KoTextLoader::loadHeading中增加</text:span></text:p>
      <text:p text:style-name="P6"><text:span text:style-name="T8"><text:s/>if (d-&gt;currentListStyle)</text:span></text:p>
      <text:p text:style-name="P6"><text:span text:style-name="T8">{</text:span></text:p>
      <text:p text:style-name="P6"><text:span text:style-name="T8"><text:s text:c="4"/>KoListLevelProperties props = d-&gt;currentListStyle-&gt;levelProperties(level);</text:span></text:p>
      <text:p text:style-name="P6"><text:span text:style-name="T8"><text:s text:c="4"/>outlineStyle-&gt;setLevelProperties(props);</text:span></text:p>
      <text:p text:style-name="P6"><text:span text:style-name="T8">}</text:span></text:p>
      <text:p text:style-name="P6"/>
      <text:p text:style-name="P6"><text:span text:style-name="T8">document.xnl ：</text:span></text:p>
      <text:p text:style-name="P6"><text:span text:style-name="T23">&lt;w:numPr&gt; 中w:numId</text:span><text:span text:style-name="T8"><text:s/>值 <text:s text:c="13"/>对应 numbering.xml中&lt;w:num w:numId="？"&gt;值</text:span></text:p>
      <text:p text:style-name="P6"><text:span text:style-name="T23">&lt;w:ilvl w:val="0"/&gt;</text:span><text:span text:style-name="T8">值： <text:s text:c="18"/>先通过numId对应numbering.xml中abstractNumId，然后对应w:lvl值</text:span></text:p>
      <text:p text:style-name="P6"><text:span text:style-name="T8">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8">ListItemsHelper::recalculateBlock <text:s text:c="50"/>ListItemsHelper.cpp<text:s text:c="11"/></text:span></text:p>
      <text:p text:style-name="P6"><text:span text:style-name="T8">KoTextLayoutArea::layoutBlock <text:s text:c="53"/>KoTextLayoutArea.cpp<text:s text:c="10"/></text:span></text:p>
      <text:p text:style-name="P6"><text:span text:style-name="T8">KoTextLayoutArea::layout <text:s text:c="60"/>KoTextLayoutArea.cpp<text:s text:c="10"/></text:span></text:p>
      <text:p text:style-name="P6"><text:span text:style-name="T8">KoTextLayoutRootArea::layoutRoot <text:s text:c="47"/>KoTextLayoutRootArea.cpp<text:s text:c="6"/></text:span></text:p>
      <text:p text:style-name="P6"><text:span text:style-name="T8">KoTextDocumentLayout::doLayout <text:s text:c="48"/>KoTextDocumentLayout.cpp<text:s text:c="6"/></text:span></text:p>
      <text:p text:style-name="P6"><text:span text:style-name="T8">KoTextDocumentLayout::layout <text:s text:c="52"/>KoTextDocumentLayout.cpp<text:s text:c="6"/></text:span></text:p>
      <text:p text:style-name="P6"><text:span text:style-name="T8">SimpleParagraphWidget::generateListLevelPixmap <text:s text:c="26"/>SimpleParagraphWidget.cpp<text:s text:c="5"/></text:span></text:p>
      <text:p text:style-name="P6"><text:span text:style-name="T8">SimpleParagraphWidget::fillListButtons <text:s text:c="42"/>SimpleParagraphWidget.cpp<text:s text:c="5"/></text:span></text:p>
      <text:p text:style-name="P6"><text:span text:style-name="T8">SimpleParagraphWidget::SimpleParagraphWidget <text:s text:c="27"/>SimpleParagraphWidget.cpp<text:s text:c="5"/></text:span></text:p>
      <text:p text:style-name="P6"><text:span text:style-name="T8">TextTool::createOptionWidgets <text:s text:c="52"/>TextTool.cpp<text:s text:c="18"/></text:span></text:p>
      <text:p text:style-name="P6"><text:span text:style-name="T8">KoToolBase::optionWidgets <text:s text:c="57"/>KoToolBase.cpp<text:s text:c="16"/></text:span></text:p>
      <text:p text:style-name="P6"><text:span text:style-name="T8">KoToolManager::Private::postSwitchTool <text:s text:c="38"/>KoToolManager.cpp<text:s text:c="13"/></text:span></text:p>
      <text:p text:style-name="P6"><text:span text:style-name="T8">KoToolManager::Private::switchTool <text:s text:c="44"/>KoToolManager.cpp<text:s text:c="13"/></text:span></text:p>
      <text:p text:style-name="P6"><text:span text:style-name="T8">KoToolManager::Private::switchTool <text:s text:c="44"/>KoToolManager.cpp<text:s text:c="13"/></text:span></text:p>
      <text:p text:style-name="P6"><text:span text:style-name="T8">KoToolManager::switchToolRequested <text:s text:c="41"/>KoToolManager.cpp<text:s text:c="13"/></text:span></text:p>
      <text:p text:style-name="P6"><text:span text:style-name="T8">KWPart::setupViewInstance <text:s text:c="55"/>KWPart.cpp<text:s text:c="20"/></text:span></text:p>
      <text:p text:style-name="P6"><text:span text:style-name="T8">KWPart::createViewInstance <text:s text:c="54"/>KWPart.cpp<text:s text:c="20"/></text:span></text:p>
      <text:p text:style-name="P6"><text:span text:style-name="T8">KoPart::createView <text:s text:c="67"/>KoPart.cpp<text:s text:c="20"/></text:span></text:p>
      <text:p text:style-name="P6"><text:span text:style-name="T8">KoMainWindow::setRootDocument <text:s text:c="45"/>KoMainWindow.cpp<text:s text:c="14"/></text:span></text:p>
      <text:p text:style-name="P6"><text:span text:style-name="T8">KoPart::deleteOpenPane <text:s text:c="60"/>KoPart.cpp<text:s text:c="20"/></text:span></text:p>
      <text:p text:style-name="P6"><text:span text:style-name="T8">KoDocument::openFile <text:s text:c="62"/>KoDocument.cpp<text:s text:c="16"/></text:span></text:p>
      <text:p text:style-name="P6"><text:span text:style-name="T8">KoDocument::Private::openFile <text:s text:c="50"/>KoDocument.h<text:s text:c="18"/></text:span></text:p>
      <text:p text:style-name="P6"><text:span text:style-name="T8">KoDocument::Private::openLocalFile <text:s text:c="43"/>KoDocument.h<text:s text:c="18"/></text:span></text:p>
      <text:p text:style-name="P6"><text:span text:style-name="T8">KoDocument::openUrlInternal <text:s text:c="51"/>KoDocument.cpp<text:s text:c="16"/></text:span></text:p>
      <text:p text:style-name="P6"><text:span text:style-name="T8">KoDocument::openUrl <text:s text:c="62"/>KoDocument.cpp<text:s text:c="16"/></text:span></text:p>
      <text:p text:style-name="P6"><text:span text:style-name="T8">KoPart::openExistingFile <text:s text:c="59"/>KoPart.cpp<text:s text:c="20"/></text:span></text:p>
      <text:p text:style-name="P6"><text:span text:style-name="T8">KoPart::qt_static_metacall <text:s text:c="55"/>moc_KoPart.cpp<text:s text:c="16"/></text:span></text:p>
      <text:p text:style-name="P6"><text:span text:style-name="T8">KoOpenPane::openExistingFile <text:s text:c="49"/>moc_KoOpenPane.cpp<text:s text:c="12"/></text:span></text:p>
      <text:p text:style-name="P6"><text:span text:style-name="T8">KoOpenPane::qt_static_metacall <text:s text:c="46"/>moc_KoOpenPane.cpp<text:s text:c="12"/></text:span></text:p>
      <text:p text:style-name="P6"><text:span text:style-name="T8">KoDetailsPane::openUrl <text:s text:c="59"/>moc_KoDetailsPane.cpp<text:s text:c="9"/></text:span></text:p>
      <text:p text:style-name="P6"><text:span text:style-name="T8">KoRecentDocumentsPane::openFile <text:s text:c="42"/>KoRecentDocumentsPane.cpp<text:s text:c="5"/></text:span></text:p>
      <text:p text:style-name="P6"><text:span text:style-name="T8">KoDetailsPane::qt_static_metacall <text:s text:c="44"/>moc_KoDetailsPane.cpp<text:s text:c="9"/></text:span></text:p>
      <text:p text:style-name="P6"><text:span text:style-name="T8">KoApplication::notify <text:s text:c="63"/>KoApplication.cpp<text:s text:c="13"/></text:span></text:p>
      <text:p text:style-name="P6"><text:span text:style-name="T8">KoApplication::notify <text:s text:c="63"/>KoApplication.cpp<text:s text:c="13"/></text:span></text:p>
      <text:p text:style-name="P6"><text:span text:style-name="T8">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8">if (outlineStyle-&gt;styleId() == d-&gt;styleManager-&gt;defaultOutlineStyle()-&gt;styleId())</text:span></text:p>
      <text:p text:style-name="P6"/>
      <text:h text:outline-level="3" text:style-name="P12"><text:span text:style-name="T10">导出docx文档错误</text:span></text:h>
      <text:p text:style-name="P6"><text:span text:style-name="T8"><text:s text:c="14"/>导出文档自身都无法正确读取</text:span></text:p>
      <text:p text:style-name="P7"><text:span text:style-name="T8">DocxExport::convert(const QByteArray&amp; from, const QByteArray&amp; to)</text:span></text:p>
      <text:p text:style-name="P6"/>
      <text:h text:outline-level="3" text:style-name="P12"><text:span text:style-name="T8">docx文档段落级别显示错误</text:span></text:h>
      <text:p text:style-name="P6"><text:span text:style-name="T8">考虑源代码读取判断样式中段落级别错误</text:span></text:p>
      <text:p text:style-name="P6"/>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8">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106"/></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4">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5">Do the groundwork - create a shape</text:span></text:p>
      <text:p text:style-name="P6"><text:span text:style-name="T4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5">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5">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5">The rotation, scaling and skewing is done through a matrix and so you don't need to care about it.</text:span></text:p>
      <text:p text:style-name="P6"/>
      <text:p text:style-name="P6"><text:span text:style-name="T45">So here is an example how your code might look like:</text:span></text:p>
      <text:p text:style-name="P6"/>
      <text:p text:style-name="P6"><text:span text:style-name="T45">#include &lt;KoShape.h&gt;</text:span></text:p>
      <text:p text:style-name="P6"/>
      <text:p text:style-name="P6"><text:span text:style-name="T45">class KoFooShape : public KoShape<text:s/></text:span></text:p>
      <text:p text:style-name="P6"><text:span text:style-name="T45">{</text:span></text:p>
      <text:p text:style-name="P6"><text:span text:style-name="T45">public:</text:span></text:p>
      <text:p text:style-name="P6"><text:span text:style-name="T45"><text:s text:c="4"/>KoFooShape();</text:span></text:p>
      <text:p text:style-name="P6"><text:span text:style-name="T45"><text:s text:c="4"/>~KoFooShape();</text:span></text:p>
      <text:p text:style-name="P6"/>
      <text:p text:style-name="P6"><text:span text:style-name="T45"><text:s text:c="4"/>// absolutly necessary:</text:span></text:p>
      <text:p text:style-name="P6"><text:span text:style-name="T45"><text:s text:c="4"/>void paint( QPainter &amp;painter,</text:span></text:p>
      <text:p text:style-name="P6"><text:span text:style-name="T45"><text:s text:c="16"/>const KoViewConverter &amp;converter );</text:span></text:p>
      <text:p text:style-name="P6"><text:span text:style-name="T45"><text:s text:c="4"/>virtual bool loadOdf(const KoXmlElement &amp; element, KoShapeLoadingContext &amp;context);</text:span></text:p>
      <text:p text:style-name="P6"><text:span text:style-name="T45"><text:s text:c="4"/>virtual void saveOdf(KoShapeSavingContext &amp; context) const;</text:span></text:p>
      <text:p text:style-name="P6"/>
      <text:p text:style-name="P6"><text:span text:style-name="T45">private:</text:span></text:p>
      <text:p text:style-name="P6"><text:span text:style-name="T45"><text:s text:c="4"/>SomeDataClass* m_dataClass;</text:span></text:p>
      <text:p text:style-name="P6"><text:span text:style-name="T45">};</text:span></text:p>
      <text:p text:style-name="P6"><text:span text:style-name="T45">Make your shape loadable - create a factory and a plugin</text:span></text:p>
      <text:p text:style-name="P6"><text:span text:style-name="T45">Now when you have created your shape class and implemented all the necessary things to make it at least compile you can think about the loading of your shape.</text:span></text:p>
      <text:p text:style-name="P6"/>
      <text:p text:style-name="P6"><text:span text:style-name="T4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5">KoShape* createDefaultShape() const;</text:span></text:p>
      <text:p text:style-name="P6"><text:span text:style-name="T45">KoShape* createShape( const KoProperties* params ) const;</text:span></text:p>
      <text:p text:style-name="P6"><text:span text:style-name="T45">An example factory class definition:</text:span></text:p>
      <text:p text:style-name="P6"/>
      <text:p text:style-name="P6"><text:span text:style-name="T45">class FooShapeFactory : public KoShapeFactory {</text:span></text:p>
      <text:p text:style-name="P6"><text:span text:style-name="T45">public:</text:span></text:p>
      <text:p text:style-name="P6"><text:span text:style-name="T45"><text:s text:c="4"/>FooShapeFactory( QObject *parent );</text:span></text:p>
      <text:p text:style-name="P6"/>
      <text:p text:style-name="P6"><text:span text:style-name="T45"><text:s text:c="4"/>KoShape* createDefaultShape() const;</text:span></text:p>
      <text:p text:style-name="P6"><text:span text:style-name="T45"><text:s text:c="4"/>KoShape* createShape(const KoProperties* params) const;</text:span></text:p>
      <text:p text:style-name="P6"><text:span text:style-name="T45">};</text:span></text:p>
      <text:p text:style-name="P6"><text:span text:style-name="T45">The according implementation:</text:span></text:p>
      <text:p text:style-name="P6"/>
      <text:p text:style-name="P6"><text:span text:style-name="T45">FooShapeFactory::FooShapeFactory(QObject* parent)<text:s/></text:span></text:p>
      <text:p text:style-name="P6"><text:span text:style-name="T45"><text:s text:c="3"/>: KoShapeFactory( parent, "FooShape",</text:span></text:p>
      <text:p text:style-name="P6"><text:span text:style-name="T45"><text:s text:c="21"/>i18n("Foo Shape") )</text:span></text:p>
      <text:p text:style-name="P6"><text:span text:style-name="T45">{</text:span></text:p>
      <text:p text:style-name="P6"><text:span text:style-name="T45"><text:s text:c="4"/>setToolTip( i18n("A foo shape") );</text:span></text:p>
      <text:p text:style-name="P6"><text:span text:style-name="T45">}</text:span></text:p>
      <text:p text:style-name="P6"/>
      <text:p text:style-name="P6"><text:span text:style-name="T45">KoShape* FooShapeFactory::createDefaultShape() const</text:span></text:p>
      <text:p text:style-name="P6"><text:span text:style-name="T45">{</text:span></text:p>
      <text:p text:style-name="P6"><text:span text:style-name="T45"><text:s text:c="4"/>KoFooShape* fooShape = new KoFooShape();</text:span></text:p>
      <text:p text:style-name="P6"><text:span text:style-name="T45"><text:s text:c="4"/>// set defaults</text:span></text:p>
      <text:p text:style-name="P6"><text:span text:style-name="T45"><text:s text:c="4"/>return fooShape;</text:span></text:p>
      <text:p text:style-name="P6"><text:span text:style-name="T45">}</text:span></text:p>
      <text:p text:style-name="P6"/>
      <text:p text:style-name="P6"><text:span text:style-name="T45">KoShape* FooShapeFactory::createShape(</text:span></text:p>
      <text:p text:style-name="P6"><text:span text:style-name="T45"><text:s text:c="28"/>const KoProperties* params ) const</text:span></text:p>
      <text:p text:style-name="P6"><text:span text:style-name="T45">{</text:span></text:p>
      <text:p text:style-name="P6"><text:span text:style-name="T45"><text:s text:c="4"/>KoFooShape* fooShape = new KoFooShape();</text:span></text:p>
      <text:p text:style-name="P6"><text:span text:style-name="T45"><text:s text:c="4"/>// use the params</text:span></text:p>
      <text:p text:style-name="P6"><text:span text:style-name="T45"><text:s text:c="4"/>return fooShape;</text:span></text:p>
      <text:p text:style-name="P6"><text:span text:style-name="T45">}</text:span></text:p>
      <text:p text:style-name="P6"><text:span text:style-name="T4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5">To register we would have to make a call like this:</text:span></text:p>
      <text:p text:style-name="P6"/>
      <text:p text:style-name="P6"><text:span text:style-name="T45">KoShapeRegistry::instance()-&gt;add( new FooShapeFactory( parent ) );</text:span></text:p>
      <text:p text:style-name="P6"><text:span text:style-name="T4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5">The registration is done within the constructor of the FooShapePlugin class. This is a very simple class that represents the plugin and does registration.</text:span></text:p>
      <text:p text:style-name="P6"/>
      <text:p text:style-name="P6"><text:span text:style-name="T45">Example plugin class definition:</text:span></text:p>
      <text:p text:style-name="P6"/>
      <text:p text:style-name="P6"><text:span text:style-name="T45">#include &lt;QObject&gt;</text:span></text:p>
      <text:p text:style-name="P6"/>
      <text:p text:style-name="P6"><text:span text:style-name="T45">class FooShapePlugin : public QObject {</text:span></text:p>
      <text:p text:style-name="P6"><text:span text:style-name="T45"><text:s text:c="4"/>Q_OBJECT</text:span></text:p>
      <text:p text:style-name="P6"><text:span text:style-name="T45">public:</text:span></text:p>
      <text:p text:style-name="P6"><text:span text:style-name="T45"><text:s text:c="4"/>FooShapePlugin(QObject *parent, const QStringList&amp;);</text:span></text:p>
      <text:p text:style-name="P6"><text:span text:style-name="T45">};</text:span></text:p>
      <text:p text:style-name="P6"><text:span text:style-name="T45">Example plugin class implementation:</text:span></text:p>
      <text:p text:style-name="P6"/>
      <text:p text:style-name="P6"><text:span text:style-name="T45">#include "FooShapePlugin.h"</text:span></text:p>
      <text:p text:style-name="P6"><text:span text:style-name="T45">#include &lt;kgenericfactory.h&gt;</text:span></text:p>
      <text:p text:style-name="P6"/>
      <text:p text:style-name="P6"><text:span text:style-name="T45">K_EXPORT_COMPONENT_FACTORY(fooshapelibrary,</text:span></text:p>
      <text:p text:style-name="P6"><text:span text:style-name="T45"><text:s text:c="4"/>KGenericFactory&lt;FooShapePlugin&gt;( "FooPlugin" ) )</text:span></text:p>
      <text:p text:style-name="P6"/>
      <text:p text:style-name="P6"><text:span text:style-name="T45">FooShapePlugin::FooShapePlugin(QObject *parent, const QStringList&amp;)</text:span></text:p>
      <text:p text:style-name="P6"><text:span text:style-name="T45"><text:s text:c="4"/>: QObject(parent)</text:span></text:p>
      <text:p text:style-name="P6"><text:span text:style-name="T45">{</text:span></text:p>
      <text:p text:style-name="P6"><text:span text:style-name="T45"><text:s text:c="4"/>// register the shape's factory</text:span></text:p>
      <text:p text:style-name="P6"><text:span text:style-name="T45"><text:s text:c="4"/>KoShapeRegistry::instance()-&gt;add(</text:span></text:p>
      <text:p text:style-name="P6"><text:span text:style-name="T45"><text:s text:c="8"/>new KoFooShapeFactory( parent ) );</text:span></text:p>
      <text:p text:style-name="P6"><text:span text:style-name="T45"><text:s text:c="4"/>// we could register more things here in this same plugin.</text:span></text:p>
      <text:p text:style-name="P6"><text:span text:style-name="T45">}</text:span></text:p>
      <text:p text:style-name="P6"><text:span text:style-name="T45">#include "FooShapePlugin.moc"</text:span></text:p>
      <text:p text:style-name="P6"><text:span text:style-name="T4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5">Example fooshape.desktop file:</text:span></text:p>
      <text:p text:style-name="P6"/>
      <text:p text:style-name="P6"><text:span text:style-name="T45">[Desktop Entry]</text:span></text:p>
      <text:p text:style-name="P6"><text:span text:style-name="T45">Encoding=UTF-8</text:span></text:p>
      <text:p text:style-name="P6"><text:span text:style-name="T45">Name=Foo Shape</text:span></text:p>
      <text:p text:style-name="P6"><text:span text:style-name="T45">ServiceTypes=Calligra/Flake</text:span></text:p>
      <text:p text:style-name="P6"><text:span text:style-name="T45">Type=Service</text:span></text:p>
      <text:p text:style-name="P6"><text:span text:style-name="T45">X-KDE-Library=fooshapelibrary</text:span></text:p>
      <text:p text:style-name="P6"><text:span text:style-name="T45">X-Flake-Version=1</text:span></text:p>
      <text:p text:style-name="P6"><text:span text:style-name="T45">After installing that file in the KDE services directory and installing your plugin where the application can open it, your plugin is system wide known and can be loaded by Calligra.</text:span></text:p>
      <text:p text:style-name="P9"/>
      <text:h text:outline-level="1" text:style-name="P5"><text:span text:style-name="T46">Qtcreator<text:s/></text:span></text:h>
      <text:p text:style-name="P6"><text:span text:style-name="T11">C:\Qt\AStyle\bin\AStyle.exe</text:span></text:p>
      <text:p text:style-name="P6"><text:span text:style-name="T47">style=ansi</text:span></text:p>
      <text:p text:style-name="P7"><text:span text:style-name="T47">add-braces</text:span></text:p>
      <text:p text:style-name="P7"><text:span text:style-name="T47">indent-switches</text:span></text:p>
      <text:p text:style-name="P7"/>
      <text:h text:outline-level="2" text:style-name="P11"><text:span text:style-name="T48">遇到的设置问题</text:span></text:h>
      <text:h text:outline-level="3" text:style-name="P12"><text:span text:style-name="T49">调试速度</text:span></text:h>
      <text:p text:style-name="P6"><text:span text:style-name="T49">Options/Build&amp;Run/General: 取消Always deploy project before running it</text:span></text:p>
      <text:p text:style-name="P6"/>
      <text:h text:outline-level="3" text:style-name="P12"><text:span text:style-name="T21">配置修改问题</text:span></text:h>
      <text:p text:style-name="P6"><text:span text:style-name="T50">不要轻易修改 Options/Debugger/CDB: Use Python dumper 取消会出现无法调试问题，需要删除</text:span></text:p>
      <text:p text:style-name="P6"><text:span text:style-name="T50">C:\Users\admin\AppData\Roaming\QtProject 配置相关信息 【不知是否与本机安装过多个版本qtcreator】</text:span></text:p>
      <text:p text:style-name="P6"/>
      <text:h text:outline-level="1" text:style-name="P5"><text:span text:style-name="T51">网站收藏</text:span></text:h>
      <text:h text:outline-level="2" text:style-name="P11">油管</text:h>
      <text:p text:style-name="P6"><text:span text:style-name="T50">http://cn.ntdtv.com/gb/2021/08/26/a103200033.html</text:span></text:p>
      <text:h text:outline-level="2" text:style-name="P11">在线软件</text:h>
      <text:p text:style-name="P6"><text:span text:style-name="T50">https://www.offidocs.com/</text:span></text:p>
      <text:p text:style-name="P6"><text:span text:style-name="T50">官方代码参考</text:span></text:p>
      <text:p text:style-name="P6"><text:span text:style-name="T50">https://docs.microsoft.com/en-us/javascript/api/word?view=word-js-1.3</text:span></text:p>
      <text:p text:style-name="P6">zyq1~9sourceforge zyq1~9@hotmail.com zyq1~9$haotmail.com</text:p>
      <text:p text:style-name="P6"/>
      <text:h text:outline-level="1" text:style-name="P5"><text:span text:style-name="T51">临时记录</text:span></text:h>
      <text:h text:outline-level="2" text:style-name="P11"><text:span text:style-name="T52">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p text:style-name="P6"/>
      <text:p text:style-name="P6"><text:span text:style-name="T8">docx文件读取 转换 大流程如下：</text:span></text:p>
      <text:p text:style-name="P6"><text:span text:style-name="T8">{</text:span></text:p>
      <text:p text:style-name="P6"><text:span text:style-name="T8">bool KoDocument::openFile()<text:s/></text:span><text:span text:style-name="T30">ln:1638<text:s/></text:span><text:span text:style-name="T8">-&gt;</text:span></text:p>
      <text:p text:style-name="P6"><text:span text:style-name="T8">importedFile = d-&gt;filterManager-&gt;importDocument(localFilePath(), typeName, status);<text:s/></text:span><text:span text:style-name="T30">ln:216</text:span><text:span text:style-name="T8"><text:s text:c="2"/>-&gt;</text:span></text:p>
      <text:p text:style-name="P6"><text:span text:style-name="T8">KoFilter::ConversionStatus KoFilterChain::invokeChain()<text:s/></text:span><text:span text:style-name="T30">ln:114</text:span><text:span text:style-name="T8"><text:s/>--&gt;</text:span></text:p>
      <text:p text:style-name="P6"><text:span text:style-name="T8">KoFilter::ConversionStatus ChainLink::invokeFilter(const ChainLink *const parentChainLink)<text:s/></text:span><text:span text:style-name="T30">ln:96</text:span><text:span text:style-name="T8"><text:s/>---&gt;</text:span></text:p>
      <text:p text:style-name="P6"><text:span text:style-name="T8">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8">void KWPart::setupViewInstance(KoDocument *document, KWView *view)</text:span></text:p>
      <text:p text:style-name="P6"><text:span text:style-name="T8">是否所有文档内容数据？</text:span></text:p>
      <text:p text:style-name="P6"/>
      <text:p text:style-name="P6"/>
      <text:p text:style-name="P6">下面函数设置了属性???????</text:p>
      <text:p text:style-name="P6"><text:span text:style-name="T8">QPixmap SimpleParagraphWidget::generateListLevelPixmap(const KoListLevelProperties &amp;llp)</text:span></text:p>
      <text:p text:style-name="P6"/>
      <text:p text:style-name="P6"><text:span text:style-name="T8">void SimpleParagraphWidget::fillListButtons()??? 初始化还是调整？</text:span></text:p>
      <text:p text:style-name="P6"/>
      <text:p text:style-name="P6"/>
      <text:p text:style-name="P6"><text:span text:style-name="T8">void KWPart::setupViewInstance(KoDocument *document, KWView *view)</text:span></text:p>
      <text:p text:style-name="P6"/>
      <text:p text:style-name="P6"/>
      <text:p text:style-name="P6"/>
      <text:p text:style-name="P6"/>
      <text:p text:style-name="P6"><text:span text:style-name="T8">///</text:span></text:p>
      <text:p text:style-name="P6"><text:span text:style-name="T8">test code</text:span></text:p>
      <text:p text:style-name="P6"><text:s text:c="7"/>//QTextBlock block;</text:p>
      <text:p text:style-name="P6"><text:span text:style-name="T8"><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8">加载文件判断是否需要转换，然后bool KWOdfLoader::load(KoOdfReadStore &amp;odfStore)</text:span></text:p>
      <text:p text:style-name="P6"><text:span text:style-name="T8">void KoTextLoader::loadBody(const KoXmlElement &amp;bodyElem, QTextCursor &amp;cursor, LoadBodyMode mode)</text:span></text:p>
      <text:p text:style-name="P6"/>
      <text:p text:style-name="P6"><text:span text:style-name="T8">void KoTextLoader::loadList(const KoXmlElement &amp;element, QTextCursor &amp;cursor)</text:span></text:p>
      <text:p text:style-name="P6"><text:span text:style-name="T8">KoTextLoader::loadListItem(</text:span></text:p>
      <text:p text:style-name="P6"/>
      <text:p text:style-name="P6"><text:span text:style-name="T8">目前是读取ODF文档过程中，修改或者丢失了部分样式数据</text:span></text:p>
      <text:p text:style-name="P6"/>
      <text:p text:style-name="P6"/>
      <text:p text:style-name="P6"/>
      <text:p text:style-name="P6"/>
      <text:p text:style-name="P6"/>
      <text:p text:style-name="P6"><text:span text:style-name="T8">void KoTextLoader::loadHeading(const KoXmlElement &amp;element, QTextCursor &amp;cursor)</text:span></text:p>
      <text:p text:style-name="P6"><text:span text:style-name="T8">line 728</text:span></text:p>
      <text:p text:style-name="P6"><text:span text:style-name="T8">(在该函数中修改样式，使用读取的样式的替换默认的样式</text:span></text:p>
      <text:p text:style-name="P6"><text:span text:style-name="T8"><text:s/>if (d-&gt;currentListStyle)</text:span></text:p>
      <text:p text:style-name="P7"><text:span text:style-name="T8">{</text:span></text:p>
      <text:p text:style-name="P7"><text:span text:style-name="T8"><text:s text:c="4"/>KoListLevelProperties props = d-&gt;currentListStyle-&gt;levelProperties(level);</text:span></text:p>
      <text:p text:style-name="P7"><text:span text:style-name="T8"><text:s text:c="4"/>outlineStyle-&gt;setLevelProperties(props);</text:span></text:p>
      <text:p text:style-name="P7"><text:span text:style-name="T8">}</text:span></text:p>
      <text:p text:style-name="P7">)</text:p>
      <text:p text:style-name="P6"/>
      <text:p text:style-name="P6"><text:span text:style-name="T8">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8">收藏潜墨 个人技术github</text:span></text:p>
      <text:p text:style-name="P6"><text:span text:style-name="T8">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8"><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8">从而用户细分中，必然有一类考虑自身情况，会选择类似开源免费的libreoffice类似办公软件</text:span></text:p>
      <text:p text:style-name="P6"><text:span text:style-name="T8">calligraword-- openword 考虑尽量专注中文各个方面</text:span></text:p>
      <text:p text:style-name="P6"/>
      <text:p text:style-name="P6">void OdfDrawReader::readElementDrawFrame(KoXmlStreamReader &amp;reader)</text:p>
      <text:p text:style-name="P6"><text:span text:style-name="T8"><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8"><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6"/>
      <text:p text:style-name="P6"/>
      <text:p text:style-name="P6"/>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booklet" style:display-name="Bibliography booklet" style:family="paragraph"/>
    <style:style style:name="Bibliography_20conference" style:display-name="Bibliography conference" style:family="paragraph"/>
    <style:style style:name="Bibliography_20article" style:display-name="Bibliography article" style:family="paragraph"/>
    <style:style style:name="Bibliography_20book" style:display-name="Bibliography book" style:family="paragraph"/>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A1" style:display-name="A1" style:family="paragraph">
      <style:text-properties fo:color="#000000" fo:font-family="Sans Serif" fo:font-size="12.000000000000000pt"/>
    </style:style>
    <style:style style:name="Standard" style:display-name="Standard" style:family="paragraph">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Head_201" style:default-outline-level="1" style:display-name="Head 1" style:family="paragraph" style:next-style-name="Standard">
      <style:text-properties fo:font-size="20.000000000000000pt" fo:font-weight="bold"/>
    </style:style>
    <style:style style:name="Alphabetical_20List" style:display-name="Alphabetical List" style:family="paragraph" style:list-style-name="L5">
      <style:text-properties fo:font-size="12.000000000000000pt"/>
    </style:style>
    <style:style style:name="Bullet_20List" style:display-name="Bullet List" style:family="paragraph" style:list-style-name="L6">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Enumerated_20List" style:display-name="Enumerated List" style:family="paragraph" style:list-style-name="L4">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Footnote" style:display-name="Footnote" style:family="paragraph" style:next-style-name=""/>
    <style:style style:name="Endnote" style:display-name="Endnote" style:family="paragraph" style:next-style-name=""/>
    <style:style style:name="Bibliography_20techreport" style:display-name="Bibliography techreport" style:family="paragraph"/>
    <style:style style:name="Bibliography_20custom4" style:display-name="Bibliography custom4" style:family="paragraph"/>
    <style:style style:name="Bibliography_20unpublished" style:display-name="Bibliography unpublished" style:family="paragraph"/>
    <style:style style:name="Bibliography_20custom5" style:display-name="Bibliography custom5" style:family="paragraph"/>
    <style:style style:name="Bibliography_20phdthesis" style:display-name="Bibliography phdthesis" style:family="paragraph"/>
    <style:style style:name="Bibliography_20custom2" style:display-name="Bibliography custom2" style:family="paragraph"/>
    <style:style style:name="Bibliography_20proceedings" style:display-name="Bibliography proceedings" style:family="paragraph"/>
    <style:style style:name="Bibliography_20custom3" style:display-name="Bibliography custom3" style:family="paragraph"/>
    <style:style style:name="Bibliography_20mastersthesis" style:display-name="Bibliography mastersthesis" style:family="paragraph"/>
    <style:style style:name="Bibliography_20www" style:display-name="Bibliography www" style:family="paragraph"/>
    <style:style style:name="Bibliography_20misc" style:display-name="Bibliography misc" style:family="paragraph"/>
    <style:style style:name="Bibliography_20custom1" style:display-name="Bibliography custom1" style:family="paragraph"/>
    <style:style style:name="Bibliography_20journal" style:display-name="Bibliography journal" style:family="paragraph"/>
    <style:style style:name="Bibliography_20manual" style:display-name="Bibliography manual"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email" style:display-name="Bibliography email" style:family="paragraph"/>
    <style:style style:name="Bibliography_20inbook" style:display-name="Bibliography inbook" style:family="paragraph"/>
    <style:style style:name="Endnote_20anchor" style:display-name="Endnote anchor" style:family="text">
      <style:text-properties style:text-position="super"/>
    </style:style>
    <style:style style:name="Endnote_20Symbol" style:display-name="Endnote Symbol" style:family="text"/>
    <style:style style:name="Footnote_20anchor" style:display-name="Footnote anchor" style:family="text">
      <style:text-properties style:text-position="super"/>
    </style:style>
    <style:style style:name="Footnote_20Symbol" style:display-name="Footnote Symbol" style:family="text"/>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0</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417</meta:editing-cycles>
    <dc:date>2021-12-22T20:34:26</dc:date>
    <meta:creation-date>2008-08-22T11:41:04</meta:creation-date>
  </office:meta>
</office:document-meta>
</file>